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line-break/>Каждый день, засыпая, я желаю тебе счастья<text:line-break/>Каждый день, чуешь может, я мечтаю быть с тобой<text:line-break/>Я так верю, что однажды через все ненастья<text:line-break/>Упадешь в мои ладони ты мечты звездой.<text:line-break/><text:line-break/>Машенька, ты не здесь, но ты же рядом<text:line-break/>Не помеха расстоянья дружбе на века<text:line-break/>Веришь ты в меня нет большей награды<text:line-break/>Я не чувствую, что ты так далека<text:line-break/><text:line-break/>Твоя любовь меня, спасая, держит на Земле<text:line-break/>Твой голос помогает жить и улыбаться<text:line-break/>И может быть на свете все, что нужно мне<text:line-break/>Знать, что смогу с тобою навсегда оста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Лизавета Чижикова</meta:initial-creator>
    <meta:creation-date>2012-12-06T10:44:15.95</meta:creation-date>
    <meta:document-statistic meta:table-count="0" meta:image-count="0" meta:object-count="0" meta:page-count="1" meta:paragraph-count="1" meta:word-count="88" meta:character-count="484"/>
    <dc:date>2012-12-06T11:43:20.81</dc:date>
    <dc:creator>Лизавета Чижикова</dc:creator>
    <meta:editing-duration>PT43M52S</meta:editing-duration>
    <meta:editing-cycles>1</meta:editing-cycles>
    <meta:generator>OpenOffice.org/3.3$Win32 OpenOffice.org_project/330m20$Build-9567</meta:generator>
  </office:meta>
</office:document-meta>
</file>